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office:annotation draw:style-name="gr1" draw:text-style-name="P1" svg:width="1.1413in" svg:height="0.7012in" svg:x="1.1248in" svg:y="0in" draw:caption-point-x="-0.2402in" draw:caption-point-y="0.0039in">
              <dc:creator>TAM</dc:creator>
              <dc:date>2016-09-14T00:00:00</dc:date>
              <text:p text:style-name="P1">Single keyword name for concept to be learned.</text:p>
            </office:annotation>
            <text:p>Skill:</text:p>
          </table:table-cell>
          <table:table-cell office:value-type="string" calcext:value-type="string">
            <office:annotation draw:style-name="gr1" draw:text-style-name="P1" svg:width="1.1413in" svg:height="1.1677in" svg:x="2.0138in" svg:y="0in" draw:caption-point-x="-0.2402in" draw:caption-point-y="0.0039in">
              <dc:creator>TAM</dc:creator>
              <dc:date>2016-09-14T00:00:00</dc:date>
              <text:p text:style-name="P1">Bullet item description of keyword concept. <text:s/>Extracted from the source material.</text:p>
            </office:annotation>
            <text:p>Objective:</text:p>
          </table:table-cell>
          <table:table-cell office:value-type="string" calcext:value-type="string">
            <text:p>Link to</text:p>
            <text:p>source:</text:p>
          </table:table-cell>
          <table:table-cell office:value-type="string" calcext:value-type="string">
            <office:annotation draw:style-name="gr1" draw:text-style-name="P1" svg:width="1.1413in" svg:height="3.1894in" svg:x="3.9563in" svg:y="0in" draw:caption-point-x="-0.2402in" draw:caption-point-y="0.0039in">
              <dc:creator>TAM</dc:creator>
              <dc:date>2016-09-14T00:00:00</dc:date>
              <text:p text:style-name="P1">Daily measures are intended to self evaluate my comfort level on each skill. <text:s/>0 means I have NO understanding of this concept or skill, 5 or below means I need hourly practice, 6 and above means I am building confidence, 10 means I have complete mastery of this skill.</text:p>
            </office:annotation>
            <text:p>Daily measure:</text:p>
            <text:p>1  to  10</text:p>
          </table:table-cell>
          <table:table-cell office:value-type="string" calcext:value-type="string">
            <office:annotation draw:style-name="gr1" draw:text-style-name="P1" svg:width="1.1413in" svg:height="1.1677in" svg:x="5.2567in" svg:y="0in" draw:caption-point-x="-0.2402in" draw:caption-point-y="0.0039in">
              <dc:creator>TAM</dc:creator>
              <dc:date>2016-09-14T00:00:00</dc:date>
              <text:p text:style-name="P1">This column was added with the hope that the mentor would add practice opportunities into the routine.</text:p>
            </office:annotation>
            <text:p>Link to </text:p>
            <text:p>practice exercises:</text:p>
          </table:table-cell>
          <table:table-cell table:style-name="ce3" office:value-type="date" office:date-value="2016-09-14T11:42:08.5097" calcext:value-type="date">
            <office:annotation draw:style-name="gr1" draw:text-style-name="P1" svg:width="1.1413in" svg:height="0.8567in" svg:x="6.1457in" svg:y="0in" draw:caption-point-x="-0.2402in" draw:caption-point-y="0.0039in">
              <dc:creator>TAM</dc:creator>
              <dc:date>2016-09-14T00:00:00</dc:date>
              <text:p text:style-name="P1">Columns with dates at the top are 'Daily measure:' evaluations</text:p>
            </office:annotation>
            <text:p>09/14/16</text:p>
          </table:table-cell>
          <table:table-cell office:value-type="string" calcext:value-type="string">
            <office:annotation draw:style-name="gr1" draw:text-style-name="P1" svg:width="1.1413in" svg:height="1.3232in" svg:x="7.1965in" svg:y="0in" draw:caption-point-x="-0.2402in" draw:caption-point-y="0.0039in">
              <dc:creator>TAM</dc:creator>
              <dc:date>2016-09-14T00:00:00</dc:date>
              <text:p text:style-name="P1">5 or above simply indicates a need for repetition while 4 and under requires specific needs to be addressed.</text:p>
            </office:annotation>
            <text:p>Reason</text:p>
            <text:p>for</text:p>
            <text:p>measure: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ML</text:p>
          </table:table-cell>
          <table:table-cell table:style-name="ce2" office:value-type="string" calcext:value-type="string">
            <text:p>Define HTML</text:p>
          </table:table-cell>
          <table:table-cell office:value-type="string" calcext:value-type="string">
            <text:p>https://workshop.bloc.io/exercises/hello-wor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Recognize an HTML tag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dentify the HTML paragraph tag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dentify the HTML header tag (&lt;h1&gt;, &lt;h2&gt;, etc.)</text:p>
          </table:table-cell>
          <table:table-cell office:value-type="string" calcext:value-type="string">
            <text:p>https://workshop.bloc.io/exercises/header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dentify the &lt;html&gt; and &lt;body&gt; tags</text:p>
          </table:table-cell>
          <table:table-cell office:value-type="string" calcext:value-type="string">
            <text:p>https://workshop.bloc.io/exercises/html-and-bod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cribe the order of these tag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cribe the importantance of each ta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dentify the &lt;head&gt; and &lt;title&gt; tags</text:p>
          </table:table-cell>
          <table:table-cell office:value-type="string" calcext:value-type="string">
            <text:p>https://workshop.bloc.io/exercises/head-and-tit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escribe the order of these tag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Describe why these tags are importan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xplain where the text in the &lt;title&gt; tag is use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Identify the DOCTYPE instruc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y the DOCTYPE instruction is us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Identify tag attributes</text:p>
          </table:table-cell>
          <table:table-cell office:value-type="string" calcext:value-type="string">
            <text:p>https://workshop.bloc.io/exercises/i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Identify tags that don't clos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Explain the difference between absolute and relative URL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Describe the &lt;img&gt; ta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iscuss the alt and src attribut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Explain why the alt attribute is importan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fine the difference between ordered and unordered lists</text:p>
          </table:table-cell>
          <table:table-cell office:value-type="string" calcext:value-type="string">
            <text:p>https://workshop.bloc.io/exercises/list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Implement the &lt;ol&gt;, &lt;ul&gt;, and &lt;li&gt; tag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Execute a conversion from paragraph text to list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Define an HTML table</text:p>
          </table:table-cell>
          <table:table-cell office:value-type="string" calcext:value-type="string">
            <text:p>https://workshop.bloc.io/exercises/table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Understand and implement the &lt;table&gt;, &lt;th&gt;, &lt;tr&gt;, and &lt;td&gt; tag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Convert lists to tabl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Define "hyperlink"</text:p>
          </table:table-cell>
          <table:table-cell office:value-type="string" calcext:value-type="string">
            <text:p>https://workshop.bloc.io/exercises/link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Understand and use the &lt;a&gt; ta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S</text:p>
          </table:table-cell>
          <table:table-cell table:style-name="ce2" office:value-type="string" calcext:value-type="string">
            <text:p>Recognize a CSS rule set</text:p>
          </table:table-cell>
          <table:table-cell office:value-type="string" calcext:value-type="string">
            <text:p>https://workshop.bloc.io/exercises/c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Explain the difference between HTML and C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List the elements of a CSS rule s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State an example of a CSS rule s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nderstand and use the &lt;style&gt; ta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Explain the difference between internal CSS and external CSS</text:p>
          </table:table-cell>
          <table:table-cell office:value-type="string" calcext:value-type="string">
            <text:p>https://workshop.bloc.io/exercises/external-cs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Execute a conversion from internal CSS to external C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ecognize a selector</text:p>
          </table:table-cell>
          <table:table-cell office:value-type="string" calcext:value-type="string">
            <text:p>https://workshop.bloc.io/exercises/select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Explain what a selector i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the difference between "id" and "class" selector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Use selectors to set the style for all elements of a single typ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Use selectors to set the style for all elements with a specific cla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Use selectors to set the style of a specific ele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se &lt;span&gt; to style text within an ele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the difference between pixels and ems</text:p>
          </table:table-cell>
          <table:table-cell office:value-type="string" calcext:value-type="string">
            <text:p>https://workshop.bloc.io/exercises/t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se font and text attributes to style and space tex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se the text-shadow CSS attribute to create drop shadow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Understand the difference between margins, padding, and borders</text:p>
          </table:table-cell>
          <table:table-cell office:value-type="string" calcext:value-type="string">
            <text:p>https://workshop.bloc.io/exercises/margins-padding-and-bor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the CSS Box Mode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Understand the difference between &lt;span&gt; and &lt;div&gt; tag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se float to make elements snap to the side of the scree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ecognize an RGB triplet color</text:p>
          </table:table-cell>
          <table:table-cell office:value-type="string" calcext:value-type="string">
            <text:p>https://workshop.bloc.io/exercises/color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Recognize a hex colo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Explain the difference between hex and RGB triplet color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ssign colors to different element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mmand</text:p>
            <text:p>Line</text:p>
          </table:table-cell>
          <table:table-cell table:style-name="ce2" office:value-type="string" calcext:value-type="string">
            <text:p>Describe the command line and what it's used for.</text:p>
          </table:table-cell>
          <table:table-cell office:value-type="string" calcext:value-type="string">
            <text:p>https://www.codecademy.com/en/courses/learn-the-command-line/lessons/navigation/exercises/your-first-comman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vigate directories and files.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opy, move, and delete files and directories.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edirect input and output to and from files and programs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Configure environment variables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Know the command line commands</text:p>
          </table:table-cell>
          <table:table-cell office:value-type="string" calcext:value-type="string">
            <text:p>https://www.codecademy.com/articles/command-line-comm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t</text:p>
          </table:table-cell>
          <table:table-cell table:style-name="ce2" office:value-type="string" calcext:value-type="string">
            <text:p>Initialize a repository.</text:p>
          </table:table-cell>
          <table:table-cell office:value-type="string" calcext:value-type="string">
            <text:p>https://quizlet.com/147131677/flashcard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Commit code to your local repositor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Push code to a remote repository.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Add and remove changed files.</text:p>
          </table:table-cell>
          <table:table-cell office:value-type="string" calcext:value-type="string">
            <text:p>https://www.codeschool.com/courses/git-re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the difference between local and remote repositories.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Understand how branching works in Git.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Fix merge conflicts.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vaScript</text:p>
          </table:table-cell>
          <table:table-cell table:style-name="ce2" office:value-type="string" calcext:value-type="string">
            <text:p>Store and use data with variables.</text:p>
          </table:table-cell>
          <table:table-cell office:value-type="string" calcext:value-type="string">
            <text:p>https://workshop.bloc.io/courses/javascrip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nipulate values in the console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Use and manipulate functions as expressions.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 calcext:value-type="string">
            <text:p>Use conditionals to control the flow of your code with if and else statements.</text:p>
          </table:table-cell>
          <table:table-cell table:number-columns-repeated="1022"/>
        </table:table-row>
        <table:table-row table:style-name="ro6">
          <table:table-cell/>
          <table:table-cell table:style-name="ce2" office:value-type="string" calcext:value-type="string">
            <text:p>Create, fill, and manipulate the generic JavaScript object literal.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eate and manipulate an array.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Build for and while loops to efficiently iterate over code.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Recognize the assignment operator</text:p>
          </table:table-cell>
          <table:table-cell office:value-type="string" calcext:value-type="string">
            <text:p>https://workshop.bloc.io/exercises/variables-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State what the assignment operator do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State what a variable i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Demonstrate how to declare a variabl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Demonstrate how to assign a value to a variabl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Recognize a statement</text:p>
          </table:table-cell>
          <table:table-cell office:value-type="string" calcext:value-type="string">
            <text:p>https://workshop.bloc.io/exercises/state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Explain what a statement i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cognize a comment</text:p>
          </table:table-cell>
          <table:table-cell office:value-type="string" calcext:value-type="string">
            <text:p>https://workshop.bloc.io/exercises/com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Explain what a comment i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ecognize a number data type</text:p>
          </table:table-cell>
          <table:table-cell office:value-type="string" calcext:value-type="string">
            <text:p>https://workshop.bloc.io/exercises/primary-data-typ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cognize a string data typ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ecognize a boolean data typ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8">
          <table:table-cell/>
          <table:table-cell table:style-name="ce2" office:value-type="string" calcext:value-type="string">
            <text:p>Recognize when quotation marks are misused in a string</text:p>
          </table:table-cell>
          <table:table-cell office:value-type="string" calcext:value-type="string">
            <text:p>https://workshop.bloc.io/exercises/strings-73021bcc-84ba-43a7-abc8-c506e8a5a32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Demonstrate how to correctly use single and double quotation marks in a string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ecognize the escape character</text:p>
          </table:table-cell>
          <table:table-cell office:value-type="string" calcext:value-type="string">
            <text:p>https://workshop.bloc.io/exercises/escape-charac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use the escape charact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Explain what the escape character does</text:p>
          </table:table-cell>
          <table:table-cell office:value-type="string" calcext:value-type="string">
            <text:p>https://workshop.bloc.io/exercises/escape-sequen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List some escape sequenc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scribe the output of various escape sequenc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escape sequenc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the string operator</text:p>
          </table:table-cell>
          <table:table-cell office:value-type="string" calcext:value-type="string">
            <text:p>https://workshop.bloc.io/exercises/string-oper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what the string operator do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use the string operator to concatenate a string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Demonstrate how to assign a string value to a variable</text:p>
          </table:table-cell>
          <table:table-cell office:value-type="string" calcext:value-type="string">
            <text:p>https://workshop.bloc.io/exercises/variables-i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Demonstrate how to assign a boolean value to a vari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change the value of a variable</text:p>
          </table:table-cell>
          <table:table-cell office:value-type="string" calcext:value-type="string">
            <text:p>https://workshop.bloc.io/exercises/variables-ii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State the rules for creating identifiers</text:p>
          </table:table-cell>
          <table:table-cell office:value-type="string" calcext:value-type="string">
            <text:p>https://workshop.bloc.io/exercises/identifi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scribe style guidelines for creating identifier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an expression</text:p>
          </table:table-cell>
          <table:table-cell office:value-type="string" calcext:value-type="string">
            <text:p>https://workshop.bloc.io/exercises/express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an expression i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List the standard arithmetic operators</text:p>
          </table:table-cell>
          <table:table-cell office:value-type="string" calcext:value-type="string">
            <text:p>https://workshop.bloc.io/exercises/arithmetic-operators-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what the standard arithmetic operators d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the standard arithmetic operator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List some non-standard arithmetic operators</text:p>
          </table:table-cell>
          <table:table-cell office:value-type="string" calcext:value-type="string">
            <text:p>https://workshop.bloc.io/exercises/arithmetic-operators-i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the non-standard arithmetic operators d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non-standard arithmetic operator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comparison operators</text:p>
          </table:table-cell>
          <table:table-cell office:value-type="string" calcext:value-type="string">
            <text:p>https://workshop.bloc.io/exercises/comparison-operator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List the comparison operator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State what each comparison operator do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xplain what type coercion is</text:p>
          </table:table-cell>
          <table:table-cell office:value-type="string" calcext:value-type="string">
            <text:p>https://workshop.bloc.io/exercises/type-coerc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Explain what each comparison operator do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Use the comparison operators to compare valu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truthy and falsy values</text:p>
          </table:table-cell>
          <table:table-cell office:value-type="string" calcext:value-type="string">
            <text:p>https://workshop.bloc.io/exercises/truthy-and-fals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truthy and falsy values 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List the logical operators</text:p>
          </table:table-cell>
          <table:table-cell office:value-type="string" calcext:value-type="string">
            <text:p>https://workshop.bloc.io/exercises/logical-operator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what each logical operator do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Identify logical operations that evaluate to true and fal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State what the DRY principle is</text:p>
          </table:table-cell>
          <table:table-cell office:value-type="string" calcext:value-type="string">
            <text:p>https://workshop.bloc.io/exercises/dry-princip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Recognize a func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State what a function i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declare a function</text:p>
          </table:table-cell>
          <table:table-cell office:value-type="string" calcext:value-type="string">
            <text:p>https://workshop.bloc.io/exercises/function-declar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call a function</text:p>
          </table:table-cell>
          <table:table-cell office:value-type="string" calcext:value-type="string">
            <text:p>https://workshop.bloc.io/exercises/function-ca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declare a function with parameters</text:p>
          </table:table-cell>
          <table:table-cell office:value-type="string" calcext:value-type="string">
            <text:p>https://workshop.bloc.io/exercises/parameters-and-argu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call a function with argument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a return statement does</text:p>
          </table:table-cell>
          <table:table-cell office:value-type="string" calcext:value-type="string">
            <text:p>https://workshop.bloc.io/exercises/return-state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n anonymous function</text:p>
          </table:table-cell>
          <table:table-cell office:value-type="string" calcext:value-type="string">
            <text:p>https://workshop.bloc.io/exercises/anonymous-functio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 function expression</text:p>
          </table:table-cell>
          <table:table-cell office:value-type="string" calcext:value-type="string">
            <text:p>https://workshop.bloc.io/exercises/function-expression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how a function expression and declaration diffe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write a function expres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n if statement</text:p>
          </table:table-cell>
          <table:table-cell office:value-type="string" calcext:value-type="string">
            <text:p>https://workshop.bloc.io/exercises/if-state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State what an if statement is used fo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n else statement</text:p>
          </table:table-cell>
          <table:table-cell office:value-type="string" calcext:value-type="string">
            <text:p>https://workshop.bloc.io/exercises/else-state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ate what an else statement is used fo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Recognize the conditional operator</text:p>
          </table:table-cell>
          <table:table-cell office:value-type="string" calcext:value-type="string">
            <text:p>https://workshop.bloc.io/exercises/conditional-opera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when to use the conditional operato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the conditional operato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n else if statement</text:p>
          </table:table-cell>
          <table:table-cell office:value-type="string" calcext:value-type="string">
            <text:p>https://workshop.bloc.io/exercises/else-if-statements-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xplain what an else if statement is used fo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Write an else if statemen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write an else if statement that checks many conditions</text:p>
          </table:table-cell>
          <table:table-cell office:value-type="string" calcext:value-type="string">
            <text:p>https://workshop.bloc.io/exercises/else-if-statements-i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a switch statement</text:p>
          </table:table-cell>
          <table:table-cell office:value-type="string" calcext:value-type="string">
            <text:p>https://workshop.bloc.io/exercises/switch-statements-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write a switch statemen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a break statement is used for</text:p>
          </table:table-cell>
          <table:table-cell office:value-type="string" calcext:value-type="string">
            <text:p>https://workshop.bloc.io/exercises/switch-statements-i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the difference between a break statement and a return statemen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“fallthrough”</text:p>
          </table:table-cell>
          <table:table-cell office:value-type="string" calcext:value-type="string">
            <text:p>https://workshop.bloc.io/exercises/switch-statements-ii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State what an object is</text:p>
          </table:table-cell>
          <table:table-cell office:value-type="string" calcext:value-type="string">
            <text:p>https://workshop.bloc.io/exercises/a-simple-objec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an object</text:p>
          </table:table-cell>
          <table:table-cell office:value-type="string" calcext:value-type="string">
            <text:p>https://workshop.bloc.io/exercises/object-liter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  <text:p>clarity</text:p>
            <text:p> &amp; </text:p>
            <text:p>additional examples</text:p>
            <text:p>are</text:p>
            <text:p>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create an object liter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  <text:p>clarity</text:p>
            <text:p> &amp; </text:p>
            <text:p>additional examples</text:p>
            <text:p>are</text:p>
            <text:p>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dot and bracket notation</text:p>
          </table:table-cell>
          <table:table-cell office:value-type="string" calcext:value-type="string">
            <text:p>https://workshop.bloc.io/exercises/add-properti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use dot and bracket notation to add properties to an obj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access properties using dot or bracket notation</text:p>
          </table:table-cell>
          <table:table-cell office:value-type="string" calcext:value-type="string">
            <text:p>https://workshop.bloc.io/exercises/access-propert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the differences between dot and bracket not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assign an object as the value of a property</text:p>
          </table:table-cell>
          <table:table-cell office:value-type="string" calcext:value-type="string">
            <text:p>https://workshop.bloc.io/exercises/object-as-a-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access the values of nested object properti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assign a function as the value of a property</text:p>
          </table:table-cell>
          <table:table-cell office:value-type="string" calcext:value-type="string">
            <text:p>https://workshop.bloc.io/exercises/metho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call a metho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change the value of a property</text:p>
          </table:table-cell>
          <table:table-cell office:value-type="string" calcext:value-type="string">
            <text:p>https://workshop.bloc.io/exercises/change-a-val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State what an array is</text:p>
          </table:table-cell>
          <table:table-cell office:value-type="string" calcext:value-type="string">
            <text:p>https://workshop.bloc.io/exercises/a-simple-arr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Recognize an array</text:p>
          </table:table-cell>
          <table:table-cell office:value-type="string" calcext:value-type="string">
            <text:p>https://workshop.bloc.io/exercises/create-an-arr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create an arra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get the length of an array</text:p>
          </table:table-cell>
          <table:table-cell office:value-type="string" calcext:value-type="string">
            <text:p>https://workshop.bloc.io/exercises/array-lengt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add elements to an array</text:p>
          </table:table-cell>
          <table:table-cell office:value-type="string" calcext:value-type="string">
            <text:p>https://workshop.bloc.io/exercises/add-ele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change the values of elements in an arra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array method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remove elements from an array</text:p>
          </table:table-cell>
          <table:table-cell office:value-type="string" calcext:value-type="string">
            <text:p>https://workshop.bloc.io/exercises/remove-ele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use the splice() method to manipulate an array</text:p>
          </table:table-cell>
          <table:table-cell office:value-type="string" calcext:value-type="string">
            <text:p>https://workshop.bloc.io/exercises/add-and-remove-ele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multiple array methods at the same time</text:p>
          </table:table-cell>
          <table:table-cell office:value-type="string" calcext:value-type="string">
            <text:p>https://workshop.bloc.io/exercises/method-chain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Demonstrate how to access elements in an array with bracket notation</text:p>
          </table:table-cell>
          <table:table-cell office:value-type="string" calcext:value-type="string">
            <text:p>https://workshop.bloc.io/exercises/access-ele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get the index of an element</text:p>
          </table:table-cell>
          <table:table-cell office:value-type="string" calcext:value-type="string">
            <text:p>https://workshop.bloc.io/exercises/get-element-inde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ecognize a for loop</text:p>
          </table:table-cell>
          <table:table-cell office:value-type="string" calcext:value-type="string">
            <text:p>https://workshop.bloc.io/exercises/for-loop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ate what a for loop is used fo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Demonstrate how to write a for loop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Demonstrate how to use a for loop to iterate over an array</text:p>
          </table:table-cell>
          <table:table-cell office:value-type="string" calcext:value-type="string">
            <text:p>https://workshop.bloc.io/exercises/for-loops-and-array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the purpose of the break keyword within a loop</text:p>
          </table:table-cell>
          <table:table-cell office:value-type="string" calcext:value-type="string">
            <text:p>https://workshop.bloc.io/exercises/break-key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Explain the purpose of the continue keyword within a loop</text:p>
          </table:table-cell>
          <table:table-cell office:value-type="string" calcext:value-type="string">
            <text:p>https://workshop.bloc.io/exercises/continue-keyw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ecognize a for...in loop</text:p>
          </table:table-cell>
          <table:table-cell office:value-type="string" calcext:value-type="string">
            <text:p>https://workshop.bloc.io/exercises/for-in-loops-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xplain what a for...in loop is used fo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write a for...in loo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Demonstrate how to write a for...in loop</text:p>
          </table:table-cell>
          <table:table-cell office:value-type="string" calcext:value-type="string">
            <text:p>https://workshop.bloc.io/exercises/for-in-loops-i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Recognize a while loop</text:p>
          </table:table-cell>
          <table:table-cell office:value-type="string" calcext:value-type="string">
            <text:p>https://workshop.bloc.io/exercises/while-loop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what a while loop is used fo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5">
          <table:table-cell/>
          <table:table-cell table:style-name="ce2" office:value-type="string" calcext:value-type="string">
            <text:p>Write a while loo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ditional examples are needed for clearer understanding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Recognize a do...while loop</text:p>
          </table:table-cell>
          <table:table-cell office:value-type="string" calcext:value-type="string">
            <text:p>https://workshop.bloc.io/exercises/do-while-loop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Explain the difference between a while loop and a do...while loo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understanding was not provided in the content of the material presented.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emonstrate how to write a do...while loo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th clarity <text:s/>&amp; <text:s/>additional examples are needed</text:p>
          </table:table-cell>
          <table:table-cell table:number-columns-repeated="1017"/>
        </table:table-row>
        <table:table-row table:style-name="ro9" table:number-rows-repeated="104838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nnion</meta:initial-creator>
    <meta:creation-date>2016-09-14T11:00:48.166768533</meta:creation-date>
    <meta:editing-cycles>41</meta:editing-cycles>
    <meta:editing-duration>PT3H54M12S</meta:editing-duration>
    <meta:keyword>bloc roadmap phase assignment skills measured checklist</meta:keyword>
    <dc:subject>Checklist of skills measured</dc:subject>
    <dc:title>Bloc Roadmap Phase 2 Assignment 1</dc:title>
    <dc:date>2016-09-14T15:01:15.476757489</dc:date>
    <dc:creator>Thomas Mannion</dc:creator>
    <meta:generator>LibreOffice/4.2.8.2$Linux_X86_64 LibreOffice_project/420m0$Build-2</meta:generator>
    <meta:document-statistic meta:table-count="1" meta:cell-count="757" meta:object-count="0"/>
  </office:meta>
</office:document-meta>
</file>